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275c57" officeooo:paragraph-rsid="00275c57"/>
    </style:style>
    <style:style style:name="P16" style:family="paragraph" style:parent-style-name="Text_20_body">
      <style:text-properties officeooo:rsid="0020ff12" officeooo:paragraph-rsid="0020ff12"/>
    </style:style>
    <style:style style:name="P17" style:family="paragraph" style:parent-style-name="Text_20_body">
      <style:text-properties officeooo:rsid="000f5a8d" officeooo:paragraph-rsid="000c2577"/>
    </style:style>
    <style:style style:name="P18" style:family="paragraph" style:parent-style-name="Text_20_body">
      <style:text-properties officeooo:rsid="002572c8" officeooo:paragraph-rsid="002572c8"/>
    </style:style>
    <style:style style:name="P19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46d8e"/>
    </style:style>
    <style:style style:name="T16" style:family="text">
      <style:text-properties officeooo:rsid="001fc135"/>
    </style:style>
    <style:style style:name="T17" style:family="text">
      <style:text-properties officeooo:rsid="001baf61"/>
    </style:style>
    <style:style style:name="T18" style:family="text">
      <style:text-properties officeooo:rsid="001cd0a5"/>
    </style:style>
    <style:style style:name="T19" style:family="text">
      <style:text-properties officeooo:rsid="0028d5a6"/>
    </style:style>
    <style:style style:name="T20" style:family="text">
      <style:text-properties officeooo:rsid="00231a8e"/>
    </style:style>
    <style:style style:name="T21" style:family="text">
      <style:text-properties officeooo:rsid="0024db0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 </text:span><text:span text:style-name="T13">(si pas en session??)</text:span><text:span text:style-name="T12">, likes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base.html → pour éviter de copier la barre <text:span text:style-name="T15">et hérité d’une base</text:span></text:p>
      <text:p text:style-name="P12">→ <text:span text:style-name="T16">remplacer le topbar.js par les blocks flask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/><text:span text:style-name="T17">abonnement</text:span><text:span text:style-name="T18">s</text:span></text:p>
      <text:p text:style-name="P14">- <text:span text:style-name="T19">tags des vidéos</text:span></text:p>
      <text:p text:style-name="P13"/>
      <text:p text:style-name="P15">Hébergeur :</text:p>
      <text:p text:style-name="P15"><text:soft-page-break/>- L’hébergeur peut uploader vidéo</text:p>
      <text:p text:style-name="P13"/>
      <text:p text:style-name="P13"/>
      <text:p text:style-name="P16">likes : </text:p>
      <text:p text:style-name="P16">→ optimiser requete add_like_dislike</text:p>
      <text:p text:style-name="P16">→ <text:span text:style-name="T20">style des likes losque non connecter + info : dire qu’il faut être connect</text:span><text:span text:style-name="T21">é</text:span></text:p>
      <text:p text:style-name="P17"/>
      <text:p text:style-name="P18">Cloud flare tunnel</text:p>
      <text:p text:style-name="P19">session secret key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17T15:33:34.151000000</dc:date>
    <meta:editing-duration>P1DT9H18M52S</meta:editing-duration>
    <meta:editing-cycles>40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29" meta:word-count="231" meta:character-count="1463" meta:non-whitespace-character-count="1256"/>
  </office:meta>
</office:document-meta>
</file>